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Arial" fo:font-size="12pt" officeooo:rsid="00136174" officeooo:paragraph-rsid="00136174" style:font-size-asian="12pt" style:font-size-complex="12pt"/>
    </style:style>
    <style:style style:name="P2" style:family="paragraph" style:parent-style-name="Standard">
      <style:text-properties fo:color="#000000" style:font-name="Arial" fo:font-size="12pt" officeooo:rsid="0014a01c" officeooo:paragraph-rsid="0014a01c" style:font-size-asian="12pt" style:font-size-complex="12pt"/>
    </style:style>
    <style:style style:name="P3" style:family="paragraph" style:parent-style-name="Standard">
      <style:text-properties fo:color="#000000" style:font-name="Arial" fo:font-size="12pt" officeooo:paragraph-rsid="00165d03" style:font-size-asian="12pt" style:font-size-complex="12pt"/>
    </style:style>
    <style:style style:name="P4" style:family="paragraph" style:parent-style-name="Standard">
      <style:text-properties fo:color="#000000" style:font-name="Arial" fo:font-size="12pt" officeooo:paragraph-rsid="0014a01c" style:font-size-asian="12pt" style:font-size-complex="12pt"/>
    </style:style>
    <style:style style:name="P5" style:family="paragraph" style:parent-style-name="Standard">
      <style:text-properties fo:color="#000000" style:font-name="Arial" fo:font-size="12pt" officeooo:rsid="0016b614" officeooo:paragraph-rsid="0016b614" style:font-size-asian="12pt" style:font-size-complex="12pt"/>
    </style:style>
    <style:style style:name="P6" style:family="paragraph" style:parent-style-name="Standard">
      <style:text-properties fo:color="#000000" style:font-name="Arial" fo:font-size="12pt" officeooo:rsid="0018af0e" officeooo:paragraph-rsid="0018af0e" style:font-size-asian="12pt" style:font-size-complex="12pt"/>
    </style:style>
    <style:style style:name="P7" style:family="paragraph" style:parent-style-name="Standard">
      <style:text-properties fo:color="#000000" style:font-name="Arial" fo:font-size="12pt" officeooo:paragraph-rsid="0018af0e" style:font-size-asian="12pt" style:font-size-complex="12pt"/>
    </style:style>
    <style:style style:name="P8" style:family="paragraph" style:parent-style-name="Standard">
      <style:text-properties fo:color="#000000" style:font-name="Arial" fo:font-size="12pt" fo:font-style="italic" officeooo:rsid="00165d03" officeooo:paragraph-rsid="00165d03" style:font-size-asian="12pt" style:font-style-asian="italic" style:font-size-complex="12pt" style:font-style-complex="italic"/>
    </style:style>
    <style:style style:name="P9" style:family="paragraph" style:parent-style-name="Standard">
      <style:text-properties fo:color="#000000" style:font-name="Arial" fo:font-size="12pt" officeooo:rsid="00165d03" officeooo:paragraph-rsid="00165d03" fo:background-color="transparent" style:font-size-asian="12pt" style:font-size-complex="12pt"/>
    </style:style>
    <style:style style:name="P10" style:family="paragraph" style:parent-style-name="Standard">
      <style:text-properties fo:color="#000000" style:font-name="Arial" fo:font-size="12pt" officeooo:rsid="0014a01c" officeooo:paragraph-rsid="0014a01c" fo:background-color="transparent" style:font-size-asian="12pt" style:font-size-complex="12pt"/>
    </style:style>
    <style:style style:name="P11" style:family="paragraph" style:parent-style-name="Standard">
      <style:text-properties fo:color="#000000" style:font-name="Arial" fo:font-size="12pt" officeooo:paragraph-rsid="0016b614" fo:background-color="transparent" style:font-size-asian="12pt" style:font-size-complex="12pt"/>
    </style:style>
    <style:style style:name="P12" style:family="paragraph" style:parent-style-name="Standard">
      <style:text-properties fo:color="#000000" style:font-name="Arial" fo:font-size="14pt" style:text-underline-style="solid" style:text-underline-width="auto" style:text-underline-color="font-color" fo:font-weight="bold" officeooo:rsid="00136174" officeooo:paragraph-rsid="00136174" style:font-size-asian="14pt" style:font-weight-asian="bold" style:font-size-complex="14pt" style:font-weight-complex="bold"/>
    </style:style>
    <style:style style:name="P13" style:family="paragraph" style:parent-style-name="Standard">
      <style:text-properties fo:color="#000000" style:font-name="Arial" fo:font-size="14pt" fo:font-weight="bold" officeooo:rsid="00136174" officeooo:paragraph-rsid="00136174" style:font-size-asian="14pt" style:font-weight-asian="bold" style:font-size-complex="14pt" style:font-weight-complex="bold"/>
    </style:style>
    <style:style style:name="P14" style:family="paragraph" style:parent-style-name="Standard">
      <style:text-properties fo:font-variant="normal" fo:text-transform="none" fo:color="#000000" style:font-name="Arial" fo:font-size="12pt" fo:letter-spacing="normal" fo:font-style="normal" fo:font-weight="normal" officeooo:rsid="0018af0e" officeooo:paragraph-rsid="0018af0e" style:font-size-asian="12pt" style:font-size-complex="12pt"/>
    </style:style>
    <style:style style:name="P15" style:family="paragraph" style:parent-style-name="Standard" style:list-style-name="L1">
      <style:text-properties fo:color="#000000" style:font-name="Arial" fo:font-size="12pt" officeooo:rsid="00165d03" officeooo:paragraph-rsid="00165d03" style:font-size-asian="12pt" style:font-size-complex="12pt"/>
    </style:style>
    <style:style style:name="P16" style:family="paragraph" style:parent-style-name="Standard" style:list-style-name="L2">
      <style:text-properties fo:color="#000000" style:font-name="Arial" fo:font-size="12pt" officeooo:rsid="00165d03" officeooo:paragraph-rsid="00165d03" style:font-size-asian="12pt" style:font-size-complex="12pt"/>
    </style:style>
    <style:style style:name="P17" style:family="paragraph" style:parent-style-name="Standard" style:list-style-name="L9">
      <style:text-properties fo:color="#000000" style:font-name="Arial" fo:font-size="12pt" officeooo:rsid="00165d03" officeooo:paragraph-rsid="0019bb6a" style:font-size-asian="12pt" style:font-size-complex="12pt"/>
    </style:style>
    <style:style style:name="P18" style:family="paragraph" style:parent-style-name="Standard" style:list-style-name="L16">
      <style:text-properties fo:color="#000000" style:font-name="Arial" fo:font-size="12pt" officeooo:rsid="00165d03" officeooo:paragraph-rsid="0019bb6a" style:font-size-asian="12pt" style:font-size-complex="12pt"/>
    </style:style>
    <style:style style:name="P19" style:family="paragraph" style:parent-style-name="Standard" style:list-style-name="L5">
      <style:text-properties fo:color="#000000" style:font-name="Arial" fo:font-size="12pt" officeooo:rsid="0016b614" officeooo:paragraph-rsid="0016b614" style:font-size-asian="12pt" style:font-size-complex="12pt"/>
    </style:style>
    <style:style style:name="P20" style:family="paragraph" style:parent-style-name="Standard" style:list-style-name="L19">
      <style:text-properties fo:color="#000000" style:font-name="Arial" fo:font-size="12pt" officeooo:rsid="0016b614" officeooo:paragraph-rsid="0019bb6a" style:font-size-asian="12pt" style:font-size-complex="12pt"/>
    </style:style>
    <style:style style:name="P21" style:family="paragraph" style:parent-style-name="Standard">
      <style:text-properties fo:color="#000000" style:font-name="Arial" fo:font-size="12pt" officeooo:rsid="0016b614" officeooo:paragraph-rsid="0019bb6a" style:font-size-asian="12pt" style:font-size-complex="12pt"/>
    </style:style>
    <style:style style:name="P22" style:family="paragraph" style:parent-style-name="Standard" style:list-style-name="L6">
      <style:text-properties fo:color="#000000" style:font-name="Arial" fo:font-size="12pt" officeooo:rsid="0018af0e" officeooo:paragraph-rsid="0018af0e" style:font-size-asian="12pt" style:font-size-complex="12pt"/>
    </style:style>
    <style:style style:name="P23" style:family="paragraph" style:parent-style-name="Standard" style:list-style-name="L7">
      <style:text-properties fo:color="#000000" style:font-name="Arial" fo:font-size="12pt" officeooo:rsid="0018af0e" officeooo:paragraph-rsid="0018af0e" style:font-size-asian="12pt" style:font-size-complex="12pt"/>
    </style:style>
    <style:style style:name="P24" style:family="paragraph" style:parent-style-name="Standard" style:list-style-name="L7">
      <style:text-properties fo:color="#000000" style:font-name="Arial" fo:font-size="12pt" officeooo:rsid="0018af0e" officeooo:paragraph-rsid="001909cc" style:font-size-asian="12pt" style:font-size-complex="12pt"/>
    </style:style>
    <style:style style:name="P25" style:family="paragraph" style:parent-style-name="Standard" style:list-style-name="L20">
      <style:text-properties fo:color="#000000" style:font-name="Arial" fo:font-size="12pt" officeooo:rsid="0018af0e" officeooo:paragraph-rsid="0019bb6a" style:font-size-asian="12pt" style:font-size-complex="12pt"/>
    </style:style>
    <style:style style:name="P26" style:family="paragraph" style:parent-style-name="Standard" style:list-style-name="L21">
      <style:text-properties fo:color="#000000" style:font-name="Arial" fo:font-size="12pt" officeooo:rsid="0018af0e" officeooo:paragraph-rsid="0019bb6a" style:font-size-asian="12pt" style:font-size-complex="12pt"/>
    </style:style>
    <style:style style:name="P27" style:family="paragraph" style:parent-style-name="Standard">
      <style:text-properties fo:color="#000000" style:font-name="Arial" fo:font-size="12pt" officeooo:rsid="0018af0e" officeooo:paragraph-rsid="0019bb6a" style:font-size-asian="12pt" style:font-size-complex="12pt"/>
    </style:style>
    <style:style style:name="P28" style:family="paragraph" style:parent-style-name="Standard" style:list-style-name="L7">
      <style:text-properties fo:color="#000000" style:font-name="Arial" fo:font-size="12pt" officeooo:rsid="001909cc" officeooo:paragraph-rsid="001909cc" style:font-size-asian="12pt" style:font-size-complex="12pt"/>
    </style:style>
    <style:style style:name="P29" style:family="paragraph" style:parent-style-name="Standard" style:list-style-name="L21">
      <style:text-properties fo:color="#000000" style:font-name="Arial" fo:font-size="12pt" officeooo:rsid="001909cc" officeooo:paragraph-rsid="0019bb6a" style:font-size-asian="12pt" style:font-size-complex="12pt"/>
    </style:style>
    <style:style style:name="P30" style:family="paragraph" style:parent-style-name="Standard">
      <style:text-properties fo:color="#000000" style:font-name="Arial" fo:font-size="12pt" officeooo:rsid="0013ecf4" officeooo:paragraph-rsid="0019bb6a" style:font-size-asian="12pt" style:font-size-complex="12pt"/>
    </style:style>
    <style:style style:name="P31" style:family="paragraph" style:parent-style-name="Standard">
      <style:text-properties fo:color="#000000" style:font-name="Arial" fo:font-size="12pt" officeooo:rsid="00136174" officeooo:paragraph-rsid="0019bb6a" style:font-size-asian="12pt" style:font-size-complex="12pt"/>
    </style:style>
    <style:style style:name="P32" style:family="paragraph" style:parent-style-name="Standard">
      <style:text-properties fo:color="#000000" style:font-name="Arial" fo:font-size="12pt" officeooo:rsid="0014a01c" officeooo:paragraph-rsid="0019bb6a" style:font-size-asian="12pt" style:font-size-complex="12pt"/>
    </style:style>
    <style:style style:name="P33" style:family="paragraph" style:parent-style-name="Standard" style:list-style-name="L22">
      <style:text-properties fo:color="#000000" style:font-name="Arial" fo:font-size="12pt" officeooo:rsid="001b13e5" officeooo:paragraph-rsid="0019bb6a" style:font-size-asian="12pt" style:font-size-complex="12pt"/>
    </style:style>
    <style:style style:name="P34" style:family="paragraph" style:parent-style-name="Standard">
      <style:text-properties fo:color="#000000" style:font-name="Arial" fo:font-size="12pt" officeooo:rsid="001b13e5" officeooo:paragraph-rsid="0019bb6a" style:font-size-asian="12pt" style:font-size-complex="12pt"/>
    </style:style>
    <style:style style:name="P35" style:family="paragraph" style:parent-style-name="Standard">
      <style:text-properties fo:color="#000000" style:font-name="Arial" fo:font-size="12pt" officeooo:paragraph-rsid="0019bb6a" style:font-size-asian="12pt" style:font-size-complex="12pt"/>
    </style:style>
    <style:style style:name="P36" style:family="paragraph" style:parent-style-name="Standard" style:list-style-name="L3">
      <style:text-properties fo:color="#000000" style:font-name="Arial" fo:font-size="12pt" officeooo:rsid="0016b614" officeooo:paragraph-rsid="0016b614" fo:background-color="transparent" style:font-size-asian="12pt" style:font-size-complex="12pt"/>
    </style:style>
    <style:style style:name="P37" style:family="paragraph" style:parent-style-name="Standard" style:list-style-name="L4">
      <style:text-properties fo:color="#000000" style:font-name="Arial" fo:font-size="12pt" officeooo:rsid="0016b614" officeooo:paragraph-rsid="0016b614" fo:background-color="transparent" style:font-size-asian="12pt" style:font-size-complex="12pt"/>
    </style:style>
    <style:style style:name="P38" style:family="paragraph" style:parent-style-name="Standard" style:list-style-name="L17">
      <style:text-properties fo:color="#000000" style:font-name="Arial" fo:font-size="12pt" officeooo:rsid="0016b614" officeooo:paragraph-rsid="0019bb6a" fo:background-color="transparent" style:font-size-asian="12pt" style:font-size-complex="12pt"/>
    </style:style>
    <style:style style:name="P39" style:family="paragraph" style:parent-style-name="Standard" style:list-style-name="L18">
      <style:text-properties fo:color="#000000" style:font-name="Arial" fo:font-size="12pt" officeooo:rsid="0016b614" officeooo:paragraph-rsid="0019bb6a" fo:background-color="transparent" style:font-size-asian="12pt" style:font-size-complex="12pt"/>
    </style:style>
    <style:style style:name="P40" style:family="paragraph" style:parent-style-name="Standard">
      <style:text-properties fo:color="#000000" style:font-name="Arial" fo:font-size="12pt" officeooo:rsid="00165d03" officeooo:paragraph-rsid="0019bb6a" fo:background-color="transparent" style:font-size-asian="12pt" style:font-size-complex="12pt"/>
    </style:style>
    <style:style style:name="P41" style:family="paragraph" style:parent-style-name="Standard">
      <style:text-properties fo:color="#000000" style:font-name="Arial" fo:font-size="12pt" officeooo:rsid="0014a01c" officeooo:paragraph-rsid="0019bb6a" fo:background-color="transparent" style:font-size-asian="12pt" style:font-size-complex="12pt"/>
    </style:style>
    <style:style style:name="P42" style:family="paragraph" style:parent-style-name="Standard">
      <style:text-properties fo:color="#000000" style:font-name="Arial" fo:font-size="12pt" officeooo:paragraph-rsid="0019bb6a" fo:background-color="transparent" style:font-size-asian="12pt" style:font-size-complex="12pt"/>
    </style:style>
    <style:style style:name="P43" style:family="paragraph" style:parent-style-name="Standard" style:list-style-name="L22">
      <style:text-properties fo:color="#000000" style:font-name="Arial" fo:font-size="12pt" fo:font-style="normal" officeooo:rsid="001b13e5" officeooo:paragraph-rsid="0019bb6a" style:font-size-asian="12pt" style:font-style-asian="normal" style:font-size-complex="12pt" style:font-style-complex="normal"/>
    </style:style>
    <style:style style:name="P44" style:family="paragraph" style:parent-style-name="Standard" style:list-style-name="L22">
      <style:text-properties fo:color="#000000" style:font-name="Arial" fo:font-size="12pt" fo:font-style="normal" officeooo:rsid="001a62c3" officeooo:paragraph-rsid="001a62c3" style:font-size-asian="12pt" style:font-style-asian="normal" style:font-size-complex="12pt" style:font-style-complex="normal"/>
    </style:style>
    <style:style style:name="P45" style:family="paragraph" style:parent-style-name="Standard">
      <style:text-properties fo:color="#000000" style:font-name="Arial" fo:font-size="12pt" fo:font-style="italic" officeooo:rsid="00165d03" officeooo:paragraph-rsid="0019bb6a" style:font-size-asian="12pt" style:font-style-asian="italic" style:font-size-complex="12pt" style:font-style-complex="italic"/>
    </style:style>
    <style:style style:name="P46" style:family="paragraph" style:parent-style-name="Standard" style:list-style-name="L22">
      <style:text-properties fo:color="#000000" style:font-name="Arial" fo:font-size="12pt" fo:font-style="italic" officeooo:rsid="001b13e5" officeooo:paragraph-rsid="0019bb6a" style:font-size-asian="12pt" style:font-style-asian="italic" style:font-size-complex="12pt" style:font-style-complex="italic"/>
    </style:style>
    <style:style style:name="P47" style:family="paragraph" style:parent-style-name="Standard">
      <style:text-properties fo:color="#000000" style:font-name="Arial" fo:font-size="14pt" fo:font-weight="bold" officeooo:rsid="00136174" officeooo:paragraph-rsid="0019bb6a" style:font-size-asian="14pt" style:font-weight-asian="bold" style:font-size-complex="14pt" style:font-weight-complex="bold"/>
    </style:style>
    <style:style style:name="P48" style:family="paragraph" style:parent-style-name="Standard">
      <style:text-properties fo:color="#000000" style:font-name="Arial" fo:font-size="14pt" style:text-underline-style="solid" style:text-underline-width="auto" style:text-underline-color="font-color" fo:font-weight="bold" officeooo:rsid="00136174" officeooo:paragraph-rsid="0019bb6a" style:font-size-asian="14pt" style:font-weight-asian="bold" style:font-size-complex="14pt" style:font-weight-complex="bold"/>
    </style:style>
    <style:style style:name="P49" style:family="paragraph" style:parent-style-name="Standard">
      <style:text-properties fo:color="#000000" style:font-name="Arial" fo:font-size="14pt" style:text-underline-style="solid" style:text-underline-width="auto" style:text-underline-color="font-color" fo:font-weight="bold" officeooo:rsid="001b13e5" officeooo:paragraph-rsid="0019bb6a" style:font-size-asian="14pt" style:font-weight-asian="bold" style:font-size-complex="14pt" style:font-weight-complex="bold"/>
    </style:style>
    <style:style style:name="P50" style:family="paragraph" style:parent-style-name="Standard">
      <style:text-properties fo:font-variant="normal" fo:text-transform="none" fo:color="#000000" style:font-name="Arial" fo:font-size="12pt" fo:letter-spacing="normal" fo:font-style="normal" fo:font-weight="normal" officeooo:rsid="0018af0e" officeooo:paragraph-rsid="0019bb6a" style:font-size-asian="12pt" style:font-size-complex="12pt"/>
    </style:style>
    <style:style style:name="T1" style:family="text">
      <style:text-properties officeooo:rsid="0013ecf4"/>
    </style:style>
    <style:style style:name="T2" style:family="text">
      <style:text-properties officeooo:rsid="0014a01c"/>
    </style:style>
    <style:style style:name="T3" style:family="text">
      <style:text-properties officeooo:rsid="00165d03"/>
    </style:style>
    <style:style style:name="T4" style:family="text">
      <style:text-properties officeooo:rsid="00165d03" fo:background-color="transparent" loext:char-shading-value="0"/>
    </style:style>
    <style:style style:name="T5" style:family="text">
      <style:text-properties officeooo:rsid="0016b614"/>
    </style:style>
    <style:style style:name="T6" style:family="text">
      <style:text-properties officeooo:rsid="0018af0e"/>
    </style:style>
    <style:style style:name="T7" style:family="text">
      <style:text-properties fo:font-variant="normal" fo:text-transform="none" fo:letter-spacing="normal" fo:font-style="normal" fo:font-weight="normal"/>
    </style:style>
    <style:style style:name="T8" style:family="text">
      <style:text-properties fo:font-weight="normal"/>
    </style:style>
    <style:style style:name="T9" style:family="text">
      <style:text-properties fo:font-weight="normal" fo:background-color="transparent" loext:char-shading-value="0"/>
    </style:style>
    <style:style style:name="T10" style:family="text">
      <style:text-properties officeooo:rsid="001909cc"/>
    </style:style>
    <style:style style:name="T11" style:family="text">
      <style:text-properties fo:font-style="italic" style:font-style-asian="italic" style:font-style-complex="italic"/>
    </style:style>
    <style:style style:name="T12" style:family="text">
      <style:text-properties officeooo:rsid="001a7370"/>
    </style:style>
    <style:style style:name="T13" style:family="text">
      <style:text-properties fo:font-weight="bold" officeooo:rsid="001a7370" style:font-weight-asian="bold" style:font-weight-complex="bold"/>
    </style:style>
    <style:style style:name="T14" style:family="text">
      <style:text-properties style:text-underline-style="none" fo:font-weight="bold" style:font-weight-asian="bold" style:font-weight-complex="bold"/>
    </style:style>
    <style:style style:name="T15" style:family="text">
      <style:text-properties officeooo:rsid="001af500"/>
    </style:style>
    <style:style style:name="T16" style:family="text">
      <style:text-properties officeooo:rsid="001b85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eport</text:p>
      <text:p text:style-name="P31">Assignment 1: ChatPDF</text:p>
      <text:p text:style-name="P31">Name: Tung Dinh </text:p>
      <text:p text:style-name="P31">Date: <text:span text:style-name="T1">30.10.2023</text:span></text:p>
      <text:p text:style-name="P31"/>
      <text:p text:style-name="P47"><text:span text:style-name="T6">1. </text:span>Description:</text:p>
      <text:p text:style-name="P32">TODO 1:</text:p>
      <text:p text:style-name="P35"><text:span text:style-name="T3">Function 1</text:span><text:span text:style-name="T4">: </text:span><text:span text:style-name="T9">def ask_question(question:str, reset_chat=False):</text:span></text:p>
      <text:list xml:id="list3231525636" text:style-name="L9">
        <text:list-item>
          <text:p text:style-name="P17">Logic: if reset_chat = True, then set global variable chat_history = []</text:p>
        </text:list-item>
      </text:list>
      <text:p text:style-name="P32"/>
      <text:p text:style-name="P35"><text:span text:style-name="T2">Function </text:span><text:span text:style-name="T3">2: </text:span><text:span text:style-name="T9">def ask_question(question, edit_last_question=False):</text:span></text:p>
      <text:list xml:id="list2334900658" text:style-name="L16">
        <text:list-item>
          <text:p text:style-name="P18">Logic:</text:p>
          <text:list>
            <text:list-item>
              <text:p text:style-name="P18">If edit_last_question = True, then pop the last response from global variable chat_history, edit the last user input, and send to openAI API</text:p>
            </text:list-item>
          </text:list>
        </text:list-item>
      </text:list>
      <text:p text:style-name="P32"/>
      <text:p text:style-name="P45">TODO 2 + 3 +4 shares the functionality =&gt; presented as a class mychatbot, has mychatbot.chat_history. <text:span text:style-name="T5">Questions and answers are stored here.</text:span></text:p>
      <text:p text:style-name="P40"/>
      <text:p text:style-name="P41">TODO <text:span text:style-name="T3">2: </text:span><text:span text:style-name="T5">Retrieve new page</text:span></text:p>
      <text:p text:style-name="P42"><text:span text:style-name="T5">Function </text:span><text:span text:style-name="T8">def answer_retrieve_new_page(self, question:str, retrieve_new_page=False):</text:span></text:p>
      <text:list xml:id="list3430584193" text:style-name="L17">
        <text:list-item>
          <text:p text:style-name="P38">Logic: if retrive_new_page=True, then search for new doc in knowledgebase, else using mychatbot.previous_doc</text:p>
        </text:list-item>
      </text:list>
      <text:p text:style-name="P41"/>
      <text:p text:style-name="P41"/>
      <text:p text:style-name="P41">TODO <text:span text:style-name="T5">3: Retirieve page ids</text:span></text:p>
      <text:p text:style-name="P42"><text:span text:style-name="T5">Function </text:span><text:span text:style-name="T8">def answer_define_page(self, question:str, retrieve_page_id):</text:span></text:p>
      <text:list xml:id="list3495390815" text:style-name="L18">
        <text:list-item>
          <text:p text:style-name="P39">Logic: if retrieve_page_id is not None, then collect pages from that ids, create a list of Document, then send to openAI API</text:p>
        </text:list-item>
      </text:list>
      <text:p text:style-name="P41"/>
      <text:p text:style-name="P41">TODO <text:span text:style-name="T5">4: Answer out of context</text:span></text:p>
      <text:p text:style-name="P42"><text:span text:style-name="T5">Function </text:span><text:span text:style-name="T8">def answer_out_of_context(self, question:str, retrieve_external_knowledge=True, threshold=0.4):</text:span></text:p>
      <text:list xml:id="list2281334737" text:style-name="L19">
        <text:list-item>
          <text:p text:style-name="P20">Logic: prioritize the PDF context, if we can find the closet doc in the similarity search (L2 loss, smallest score wins), we proceed on the founded doc, else we will call openai.chatcompletion to finish the question. </text:p>
        </text:list-item>
        <text:list-item>
          <text:p text:style-name="P20">Threshold = 0.4 because 1. more than 0.4, experiments shows they are irrelevant and 2. we want to trigger external knowledge search/</text:p>
        </text:list-item>
      </text:list>
      <text:p text:style-name="P21"/>
      <text:p text:style-name="P27">TODO 5: UI <text:span text:style-name="T12">(Also include TODO 1 to 4, so it is </text:span><text:span text:style-name="T13">more complete</text:span><text:span text:style-name="T12">)</text:span></text:p>
      <text:list xml:id="list3957668917" text:style-name="L20">
        <text:list-item>
          <text:p text:style-name="P25">Using the same functionality above</text:p>
        </text:list-item>
        <text:list-item>
          <text:p text:style-name="P25">Have to rewrite into simple functions for the ease of using</text:p>
        </text:list-item>
        <text:list-item>
          <text:p text:style-name="P25">Flow: </text:p>
          <text:list>
            <text:list-item>
              <text:p text:style-name="P25">Only one option can be chosen at the time: external, same_page and external</text:p>
            </text:list-item>
            <text:list-item>
              <text:p text:style-name="P25">Chat_history is stored in st.session_state</text:p>
            </text:list-item>
            <text:list-item>
              <text:p text:style-name="P25"><text:span text:style-name="T14">Extra Improvement</text:span>: similarity search with score =&gt; return only the doc with the lowest score =&gt; better than the TODO 4</text:p>
            </text:list-item>
          </text:list>
        </text:list-item>
      </text:list>
      <text:p text:style-name="P31"/>
      <text:p text:style-name="P48"><text:span text:style-name="T6">2. </text:span>Future work:</text:p>
      <text:p text:style-name="P31">Functions: create a chatbot that can communicate continuously. <text:span text:style-name="T15">The beta version is done. More tests and experiments to be done.</text:span></text:p>
      <text:p text:style-name="P31"/>
      <text:p text:style-name="P31"><text:span text:style-name="T6">For example:</text:span></text:p>
      <text:p text:style-name="P27"><text:soft-page-break/>Input: deeplearning.pdf</text:p>
      <text:p text:style-name="P27">User: what is bitcoin</text:p>
      <text:p text:style-name="P27">Assistant: I dont know what bitcoin is. Do you want me to use myown knowledge?</text:p>
      <text:p text:style-name="P27">User: Yes, go ahead</text:p>
      <text:p text:style-name="P35"><text:span text:style-name="T6">Assistant: </text:span><text:span text:style-name="T7">Bitcoin is a decentralized digital currency. Bitcoin transactions are verified by network nodes through cryptography and recorded in a public distributed ledger called a blockchain. The cryptocurrency was invented in 2008 by an unknown entity under the name Satoshi Nakamoto</text:span></text:p>
      <text:p text:style-name="P50">User: what is loss function, using page 2,3 and 4</text:p>
      <text:p text:style-name="P50">Assistant: A loss function is a mathematical function that measures the difference between the predicted output of a machine learning model and the actual output. It quantifies the error or loss of the model's predictions and is used to optimize the model's parameters during training. In the given context, the loss function is used to measure the similarity distance between images in a Siamese network for face recognition.</text:p>
      <text:p text:style-name="P50">...</text:p>
      <text:p text:style-name="P31"/>
      <text:p text:style-name="P27">Strategy:</text:p>
      <text:p text:style-name="P27">Create a middle logic check the type of questions, currently testing.</text:p>
      <text:p text:style-name="P27">+ Check yes/no/approval?</text:p>
      <text:p text:style-name="P27">+ Check pages included?</text:p>
      <text:p text:style-name="P27">+ Check using same page?</text:p>
      <text:p text:style-name="P27">+ Check context if need using external source?</text:p>
      <text:p text:style-name="P27">+ Create function to reply “I dont know” =&gt; Save token sending to openAI API and easy to debug bot.</text:p>
      <text:p text:style-name="P34">+ User can use both buttons like the TODO 5, and also can use human language to give commands <text:span text:style-name="T16">to bot</text:span>.</text:p>
      <text:p text:style-name="P31"/>
      <text:p text:style-name="P48"><text:span text:style-name="T6">3. </text:span>Challenges:</text:p>
      <text:list xml:id="list156773925" text:style-name="L21">
        <text:list-item>
          <text:p text:style-name="P26">Langchain: </text:p>
          <text:list>
            <text:list-item>
              <text:p text:style-name="P26">Too many variations, hard to use. Take time to understand the implementation behind. I prefer using openAI API directly =&gt; easier to manage chat history, length, cost, input doc, etc...</text:p>
            </text:list-item>
          </text:list>
        </text:list-item>
        <text:list-item>
          <text:p text:style-name="P26">Streamlit: </text:p>
          <text:list>
            <text:list-item>
              <text:p text:style-name="P26"><text:span text:style-name="T10">H</text:span>ard to modify functionalities: buttons, boxes,..</text:p>
            </text:list-item>
            <text:list-item>
              <text:p text:style-name="P29">Add delay may not work as expected, messages can be skipped with time.wait()</text:p>
            </text:list-item>
            <text:list-item>
              <text:p text:style-name="P29">When to deactivate button, it can not do that.</text:p>
              <text:p text:style-name="P29"/>
            </text:list-item>
          </text:list>
        </text:list-item>
      </text:list>
      <text:p text:style-name="P49">4. Attachments:</text:p>
      <text:list xml:id="list4130823214" text:style-name="L22">
        <text:list-item>
          <text:p text:style-name="P33">Todo 1 to 4, functions only: </text:p>
          <text:list>
            <text:list-item>
              <text:p text:style-name="P33"><text:span text:style-name="T11">ChatPDF_function_collab.ipynb</text:span></text:p>
            </text:list-item>
            <text:list-item>
              <text:p text:style-name="P43">Video: <text:span text:style-name="T11">ChatPDF_function_collab.mkv</text:span></text:p>
            </text:list-item>
          </text:list>
        </text:list-item>
        <text:list-item>
          <text:p text:style-name="P43">Todo 1 to 5:</text:p>
          <text:list>
            <text:list-item>
              <text:p text:style-name="P46">streamlit_simple.py</text:p>
            </text:list-item>
            <text:list-item>
              <text:p text:style-name="P46">RAGBot_functions.py</text:p>
            </text:list-item>
            <text:list-item>
              <text:p text:style-name="P46">test.ipynb</text:p>
            </text:list-item>
            <text:list-item>
              <text:p text:style-name="P46">utils.py</text:p>
            </text:list-item>
            <text:list-item>
              <text:p text:style-name="P43">Video: <text:span text:style-name="T11">ChatPDF_UI.mkv</text:span></text:p>
            </text:list-item>
          </text:list>
        </text:list-item>
        <text:list-item>
          <text:p text:style-name="P43"><text:span text:style-name="T11">Upgrade:</text:span></text:p>
          <text:list>
            <text:list-item>
              <text:p text:style-name="P44"><text:span text:style-name="T11">streamlit_comprehensive.py</text:span></text:p>
            </text:list-item>
            <text:list-item>
              <text:p text:style-name="P43">Video:<text:span text:style-name="T11"> ChatPDF_UI_Extra_Function.mkv</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0T21:17:15.820584706</meta:creation-date>
    <dc:date>2023-10-31T02:17:47.898511963</dc:date>
    <meta:editing-duration>PT12M18S</meta:editing-duration>
    <meta:editing-cycles>4</meta:editing-cycles>
    <meta:generator>LibreOffice/6.4.7.2$Linux_X86_64 LibreOffice_project/40$Build-2</meta:generator>
    <meta:document-statistic meta:table-count="0" meta:image-count="0" meta:object-count="0" meta:page-count="2" meta:paragraph-count="69" meta:word-count="638" meta:character-count="4020" meta:non-whitespace-character-count="3476"/>
  </office:meta>
</office:document-meta>
</file>